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officeooo:paragraph-rsid="0005a51b" style:font-size-asian="18pt" style:font-size-complex="18pt"/>
    </style:style>
    <style:style style:name="P3" style:family="paragraph" style:parent-style-name="Text_20_body">
      <style:text-properties fo:color="#ce181e" fo:font-size="18pt" officeooo:paragraph-rsid="0005a51b" style:font-size-asian="18pt" style:font-size-complex="18pt"/>
    </style:style>
    <style:style style:name="P4" style:family="paragraph" style:parent-style-name="Text_20_body">
      <style:text-properties fo:color="#ed1c24" fo:font-size="18pt" officeooo:paragraph-rsid="0005a51b" style:font-size-asian="18pt" style:font-size-complex="18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style:font-size-asian="18pt" style:font-size-complex="18pt" loext:padding="0cm" loext:border="none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8pt" style:font-size-asian="18pt" style:font-size-complex="18pt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05a51b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ce181e" officeooo:paragraph-rsid="0005a51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5a51b" style:font-size-asian="18pt" style:font-size-complex="18pt"/>
    </style:style>
    <style:style style:name="T3" style:family="text">
      <style:text-properties officeooo:rsid="0005a51b"/>
    </style:style>
    <style:style style:name="T4" style:family="text">
      <style:text-properties fo:color="#ce181e" fo:font-size="18pt" style:font-size-asian="18pt" style:font-size-complex="18pt"/>
    </style:style>
    <style:style style:name="T5" style:family="text">
      <style:text-properties fo:color="#000000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ed1c24"/>
    </style:style>
    <style:style style:name="T8" style:family="text">
      <style:text-properties fo:color="#ed1c24"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3">1.</text:span>What is a pointer in C? </text:p>
      <text:p text:style-name="P2">A: Aipointer in C is a variable that holds the memory address of another variable or object. It can be used to indirectly access and modify the value of the object it points to.</text:p>
      <text:p text:style-name="P3"><text:span text:style-name="T3">2.</text:span>How do you declare a pointer in C? </text:p>
      <text:p text:style-name="P2">A: A pointer in C can be declared by specifying its data type followed by an asterisk (*), and then the name of the pointer. For example:</text:p>
      <text:p text:style-name="P8">java</text:p>
      <text:p text:style-name="P9"><text:span text:style-name="Source_20_Text"><text:span text:style-name="T1">int *myPointer; // pointer to an integer</text:span></text:span></text:p>
      <text:p text:style-name="P10"><text:span text:style-name="T2">3.</text:span><text:span text:style-name="T1">How do you assign a value to a pointer in C?</text:span></text:p>
      <text:p text:style-name="P9"><text:span text:style-name="T1"><text:s/>A: A value can be assigned to a pointer in C by using the address-of operator (&amp;) followed by the name of the variable or object being pointed to. For example:</text:span></text:p>
      <text:p text:style-name="P8">java</text:p>
      <text:p text:style-name="Preformatted_20_Text"><text:span text:style-name="Source_20_Text"><text:span text:style-name="T6">int x = 5;</text:span></text:span></text:p>
      <text:p text:style-name="P7"><text:span text:style-name="Source_20_Text"><text:span text:style-name="T6">int *myPointer = &amp;x; // assign pointer to variable x</text:span></text:span></text:p>
      <text:p text:style-name="P3"><text:span text:style-name="T3">4.</text:span>How do you access the value of a pointer in C? </text:p>
      <text:p text:style-name="P2">A: The value of a pointer in C can be accessed by using the dereference operator (*) followed by the name of the pointer. For example:</text:p>
      <text:p text:style-name="P8">java</text:p>
      <text:p text:style-name="Preformatted_20_Text"><text:soft-page-break/><text:span text:style-name="Source_20_Text"><text:span text:style-name="T1">int x = 5;</text:span></text:span></text:p>
      <text:p text:style-name="Preformatted_20_Text"><text:span text:style-name="Source_20_Text"><text:span text:style-name="T1">int *myPointer = &amp;x; // assign pointer to variable x</text:span></text:span></text:p>
      <text:p text:style-name="P7"><text:span text:style-name="Source_20_Text"><text:span text:style-name="T6">int y = *myPointer; // assign value of x to y using pointer</text:span></text:span></text:p>
      <text:p text:style-name="P4"><text:span text:style-name="T3">5.</text:span>What is a null pointer in C? </text:p>
      <text:p text:style-name="P2">A: A null pointer in C is a pointer that does not point to any valid memory location. It is represented by the value NULL, and can be used to indicate that a pointer does not currently point to a valid object.</text:p>
      <text:p text:style-name="P4"><text:span text:style-name="T3">6.</text:span>What is a void pointer in C? </text:p>
      <text:p text:style-name="P2">A: A void pointer in C is a pointer that can point to any data type. It is declared using the keyword void followed by an asterisk (*), and can be used to pass pointers to functions that take any data <text:span text:style-name="T5">type.</text:span></text:p>
      <text:p text:style-name="P4"><text:span text:style-name="T3">7.</text:span>What is a function pointer in C? </text:p>
      <text:p text:style-name="P2">A: A function pointer in C is a pointer that points to the memory address of a function. It can be used to call a function indirectly, or to pass a function as a parameter to another function.</text:p>
      <text:p text:style-name="P4"><text:span text:style-name="T3">8.</text:span>How do you create a dynamic array using pointers in C? </text:p>
      <text:p text:style-name="P2">A: A dynamic array can be created using pointers in C by allocating memory using the malloc() function. For example:</text:p>
      <text:p text:style-name="P8">c</text:p>
      <text:p text:style-name="P7"><text:span text:style-name="Source_20_Text"><text:span text:style-name="T1">int *myArray = malloc(sizeof(int) * 5); // allocate memory for 5 integers</text:span></text:span></text:p>
      <text:p text:style-name="P1"/>
      <text:p text:style-name="P1"/>
      <text:p text:style-name="P4"><text:soft-page-break/><text:span text:style-name="T3">9.</text:span>What is a pointer to a pointer in C? </text:p>
      <text:p text:style-name="P2">A: A pointer to a pointer in C is a pointer that points to the memory address of another pointer. It is used to create multiple levels of indirection and is commonly used in dynamic memory allocation.</text:p>
      <text:p text:style-name="P4">10. do you pass a pointer to a pointer to a function in C?</text:p>
      <text:p text:style-name="P2"><text:s/>A: A pointer to a pointer can be passed to a function in C by specifying the pointer as a parameter, using two asterisks (**), and then dereferencing the pointer inside the function. For example:</text:p>
      <text:p text:style-name="P8">c</text:p>
      <text:p text:style-name="Preformatted_20_Text"><text:span text:style-name="Source_20_Text"><text:span text:style-name="T1">void myFunction(int **myPointer) {</text:span></text:span></text:p>
      <text:p text:style-name="Preformatted_20_Text"><text:span text:style-name="Source_20_Text"><text:span text:style-name="T1"><text:s text:c="4"/>int x = 5;</text:span></text:span></text:p>
      <text:p text:style-name="Preformatted_20_Text"><text:span text:style-name="Source_20_Text"><text:span text:style-name="T1"><text:s text:c="4"/>*myPointer = &amp;x; // assign pointer to variable x</text:span></text:span></text:p>
      <text:p text:style-name="Preformatted_20_Text"><text:span text:style-name="Source_20_Text"><text:span text:style-name="T1">}</text:span></text:span></text:p>
      <text:p text:style-name="Preformatted_20_Text"><text:span text:style-name="Source_20_Text"><text:span text:style-name="T1">int main() {</text:span></text:span></text:p>
      <text:p text:style-name="Preformatted_20_Text"><text:span text:style-name="Source_20_Text"><text:span text:style-name="T1"><text:s text:c="4"/>int *myPointer = NULL;</text:span></text:span></text:p>
      <text:p text:style-name="Preformatted_20_Text"><text:span text:style-name="Source_20_Text"><text:span text:style-name="T1"><text:s text:c="4"/>myFunction(&amp;myPointer); // pass pointer to pointer</text:span></text:span></text:p>
      <text:p text:style-name="Preformatted_20_Text"><text:span text:style-name="Source_20_Text"><text:span text:style-name="T1"><text:s text:c="4"/>return 0;</text:span></text:span></text:p>
      <text:p text:style-name="P7"><text:span text:style-name="Source_20_Text"><text:span text:style-name="T1">}</text:span></text:span></text:p>
      <text:p text:style-name="P4">11.w do you free memory allocated using malloc() in C?</text:p>
      <text:p text:style-name="P2"><text:s/>A: Memory allocated using malloc() can be freed in C using the free() function. For example:</text:p>
      <text:p text:style-name="P8">c</text:p>
      <text:p text:style-name="Preformatted_20_Text"><text:span text:style-name="Source_20_Text"><text:span text:style-name="T1">int *myArray = malloc(sizeof(int) * 5); // allocate memory for 5 integers</text:span></text:span></text:p>
      <text:p text:style-name="Preformatted_20_Text"><text:span text:style-name="Source_20_Text"><text:span text:style-name="T1">// use myArray</text:span></text:span></text:p>
      <text:p text:style-name="P7"><text:span text:style-name="Source_20_Text"><text:span text:style-name="T1">free(myArray); // free allocated memory</text:span></text:span></text:p>
      <text:p text:style-name="P4"><text:soft-page-break/>12.at is the difference between pass by value and pass by reference in C?</text:p>
      <text:p text:style-name="P2"><text:s/>A: Pass by value in C means that a copy of the variable is passed to a function, and any changes made to the variable inside the function do not affect the original variable. Pass by reference in C means that a pointer to the variable is passed to a function, and any changes made to the variable inside the function affect the original variable.</text:p>
      <text:p text:style-name="P4">13.at is the difference between static and dynamic memory allocation in C?</text:p>
      <text:p text:style-name="P2"><text:s/>A: Static memory allocation in C means that memory is allocated at compile-time, and is fixed for the lifetime of the program. Dynamic memory allocation in C means that memory is allocated at runtime, and can be resized or freed as needed using functions like malloc(), realloc(), and free(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1:34:10.137591084</meta:creation-date>
    <dc:date>2023-03-09T12:02:55.875532502</dc:date>
    <meta:editing-duration>PT28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51" meta:word-count="709" meta:character-count="3714" meta:non-whitespace-character-count="3023"/>
  </office:meta>
</office:document-meta>
</file>